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" office:value-type="string" calcext:value-type="string">
            <text:p>PRODUCTO</text:p>
          </table:table-cell>
          <table:table-cell table:style-name="ce1" table:number-columns-repeated="63"/>
        </table:table-row>
        <table:table-row table:style-name="ro1">
          <table:table-cell office:value-type="string" calcext:value-type="string">
            <text:p>Home organisati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ervice cleannin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rpe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atherin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ove in out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8T16:44:12.712000000</meta:creation-date>
    <dc:date>2023-03-30T14:51:27.313000000</dc:date>
    <meta:editing-duration>PT4M30S</meta:editing-duration>
    <meta:editing-cycles>2</meta:editing-cycles>
    <meta:generator>LibreOffice/7.3.5.2$Windows_X86_64 LibreOffice_project/184fe81b8c8c30d8b5082578aee2fed2ea847c01</meta:generator>
    <meta:document-statistic meta:table-count="1" meta:cell-count="7" meta:object-count="0"/>
  </office:meta>
</office:document-meta>
</file>